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1.6cm" svg:x="1.6cm" svg:y="1.5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5.1cm" svg:y1="3.1cm" svg:x2="5.1cm" svg:y2="5.1cm">
          <text:p/>
        </draw:line>
        <draw:custom-shape draw:style-name="gr1" draw:text-style-name="P2" draw:layer="layout" svg:width="7.9cm" svg:height="1.8cm" svg:x="1cm" svg:y="5.1cm">
          <text:p text:style-name="P1"><text:span text:style-name="T1">GET repe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2:14:29.641000000</meta:creation-date>
    <dc:date>2014-10-20T12:16:00.766000000</dc:date>
    <meta:editing-duration>P0D</meta:editing-duration>
    <meta:editing-cycles>1</meta:editing-cycles>
    <meta:document-statistic meta:object-count="3"/>
    <meta:generator>LibreOffice/4.2.5.2$Windows_x86 LibreOffice_project/61cb170a04bb1f12e77c884eab9192be736ec5f5</meta:generator>
  </office:meta>
</office:document-meta>
</file>